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1ddc6d"/>
    </style:style>
    <style:style style:name="P2" style:family="paragraph" style:parent-style-name="Text_20_body" style:list-style-name="L1">
      <style:text-properties officeooo:paragraph-rsid="001ddc6d"/>
    </style:style>
    <style:style style:name="P3" style:family="paragraph" style:parent-style-name="Text_20_body" style:list-style-name="L1">
      <style:text-properties officeooo:rsid="002101d4" officeooo:paragraph-rsid="002101d4"/>
    </style:style>
    <style:style style:name="P4" style:family="paragraph" style:parent-style-name="Text_20_body" style:list-style-name="L1">
      <style:text-properties officeooo:rsid="002f19f0" officeooo:paragraph-rsid="0036bae7"/>
    </style:style>
    <style:style style:name="P5" style:family="paragraph" style:parent-style-name="Text_20_body" style:list-style-name="L1">
      <style:text-properties officeooo:rsid="0036bae7" officeooo:paragraph-rsid="0036bae7"/>
    </style:style>
    <style:style style:name="P6" style:family="paragraph" style:parent-style-name="Text_20_body" style:list-style-name="L1">
      <style:text-properties officeooo:rsid="004a385c" officeooo:paragraph-rsid="004a385c"/>
    </style:style>
    <style:style style:name="T1" style:family="text">
      <style:text-properties officeooo:rsid="0011e707"/>
    </style:style>
    <style:style style:name="T2" style:family="text">
      <style:text-properties officeooo:rsid="0021dea4"/>
    </style:style>
    <style:style style:name="T3" style:family="text">
      <style:text-properties fo:font-weight="bold" officeooo:rsid="0021dea4"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3e1ba" style:font-weight-asian="normal" style:font-weight-complex="normal"/>
    </style:style>
    <style:style style:name="T6" style:family="text">
      <style:text-properties fo:font-weight="normal" officeooo:rsid="00248c0c" style:font-weight-asian="normal" style:font-weight-complex="normal"/>
    </style:style>
    <style:style style:name="T7" style:family="text">
      <style:text-properties fo:font-weight="normal" officeooo:rsid="002dd2a7" style:font-weight-asian="normal" style:font-weight-complex="normal"/>
    </style:style>
    <style:style style:name="T8" style:family="text">
      <style:text-properties fo:font-weight="normal" officeooo:rsid="00321ad2" style:font-weight-asian="normal" style:font-weight-complex="normal"/>
    </style:style>
    <style:style style:name="T9" style:family="text">
      <style:text-properties fo:font-weight="normal" officeooo:rsid="003487fd" style:font-weight-asian="normal" style:font-weight-complex="normal"/>
    </style:style>
    <style:style style:name="T10" style:family="text">
      <style:text-properties fo:font-weight="normal" officeooo:rsid="00355815" style:font-weight-asian="normal" style:font-weight-complex="normal"/>
    </style:style>
    <style:style style:name="T11" style:family="text">
      <style:text-properties fo:font-weight="normal" officeooo:rsid="0037c91b" style:font-weight-asian="normal" style:font-weight-complex="normal"/>
    </style:style>
    <style:style style:name="T12" style:family="text">
      <style:text-properties fo:font-weight="normal" officeooo:rsid="003de300" style:font-weight-asian="normal" style:font-weight-complex="normal"/>
    </style:style>
    <style:style style:name="T13" style:family="text">
      <style:text-properties fo:font-weight="normal" officeooo:rsid="0041a894" style:font-weight-asian="normal" style:font-weight-complex="normal"/>
    </style:style>
    <style:style style:name="T14" style:family="text">
      <style:text-properties fo:font-weight="normal" officeooo:rsid="0041dade" style:font-weight-asian="normal" style:font-weight-complex="normal"/>
    </style:style>
    <style:style style:name="T15" style:family="text">
      <style:text-properties fo:font-weight="normal" officeooo:rsid="004c5f5f" style:font-weight-asian="normal" style:font-weight-complex="normal"/>
    </style:style>
    <style:style style:name="T16" style:family="text">
      <style:text-properties fo:font-weight="normal" officeooo:rsid="0054f1ba" style:font-weight-asian="normal" style:font-weight-complex="normal"/>
    </style:style>
    <style:style style:name="T17" style:family="text">
      <style:text-properties fo:font-weight="normal" officeooo:rsid="0059611c" style:font-weight-asian="normal" style:font-weight-complex="normal"/>
    </style:style>
    <style:style style:name="T18" style:family="text">
      <style:text-properties fo:font-weight="normal" officeooo:rsid="006166a6" style:font-weight-asian="normal" style:font-weight-complex="normal"/>
    </style:style>
    <style:style style:name="T19" style:family="text">
      <style:text-properties fo:font-weight="normal" officeooo:rsid="006bb820" style:font-weight-asian="normal" style:font-weight-complex="normal"/>
    </style:style>
    <style:style style:name="T20" style:family="text">
      <style:text-properties fo:font-weight="normal" officeooo:rsid="0074aa28" style:font-weight-asian="normal" style:font-weight-complex="normal"/>
    </style:style>
    <style:style style:name="T21" style:family="text">
      <style:text-properties officeooo:rsid="0052e1a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Peter 1:13-25</text:h>
      <text:h text:style-name="P1" text:outline-level="2">A Call to Holy Living <text:span text:style-name="T1">(13-25)</text:span></text:h>
      <text:list xml:id="list728805965" text:style-name="L1">
        <text:list-item>
          <text:p text:style-name="P2">So then, have your minds ready for action. Keep alert and set your hope completely on the blessing which will be given you when Jesus Christ is revealed. <text:bookmark text:name="en-GNT-33410"/>Be obedient to God, and do not allow your lives to be shaped by those desires you had when you were still ignorant. <text:bookmark text:name="en-GNT-33411"/>Instead, be holy in all that you do, just as God who called you is holy. <text:bookmark text:name="en-GNT-33412"/>The scripture says, “Be holy because I am holy.”<text:bookmark text:name="en-GNT-33413"/> You call him Father, when you pray to God, who judges all people by the same standard, according to what each one has done; so then, spend the rest of your lives here on earth in reverence for him. For you know what was paid to set you free from the worthless manner of life handed down by your ancestors. It was not something that can be destroyed, such as silver or gold; <text:bookmark text:name="en-GNT-33415"/>it was the costly sacrifice of Christ, who was like a lamb without defect or flaw. <text:bookmark text:name="en-GNT-33416"/>He had been chosen by God before the creation of the world and was revealed in these last days for your sake. <text:bookmark text:name="en-GNT-33417"/>Through him you believe in God, who raised him from death and gave him glory; and so your faith and hope are fixed on God.<text:bookmark text:name="en-GNT-33418"/> Now that by your obedience to the truth you have purified yourselves and have come to have a sincere love for other believers, love one another earnestly with all your heart.<text:bookmark text:name="en-GNT-33419"/> For through the living and eternal word of God you have been born again as the children of a parent who is immortal, not mortal. <text:bookmark text:name="en-GNT-33420"/>As the scripture says, “All human beings are like grass, and all their glory is like wild flowers. The grass withers, and the flowers fall,<text:bookmark text:name="en-GNT-33421"/> but the word of the Lord remains forever.” This word is the Good News that was proclaimed to you.</text:p>
        </text:list-item>
        <text:list-item>
          <text:p text:style-name="P3">A call to holy living is a new way of life in the Lord, thus, we live as the Lord God has instructed and as people who know the price that was paid for our freedom. <text:span text:style-name="T2">In the holy living we have our mind</text:span><text:span text:style-name="T21">s</text:span><text:span text:style-name="T2"> ready for action, </text:span><text:span text:style-name="T3">what is this action? </text:span><text:span text:style-name="T5">I think this action is reaction to any situation we face i.e. in face of hurt we love, in face of troubles/persecution we endure, in face of </text:span><text:span text:style-name="T6">others</text:span><text:span text:style-name="T5"> weak</text:span><text:span text:style-name="T6">ness</text:span><text:span text:style-name="T17">es</text:span><text:span text:style-name="T6">/troubles</text:span><text:span text:style-name="T5"> we strengthen/help, </text:span><text:span text:style-name="T16">we’re ready to love, to forgive, </text:span><text:span text:style-name="T18">to praise, to worship,</text:span><text:span text:style-name="T16"> </text:span><text:span text:style-name="T6">etc</text:span><text:span text:style-name="T5">. </text:span><text:span text:style-name="T7">To stay motivated in these actions we need to set our hope completed on the blessings which will be given to us when Jesus Christ is revealed.</text:span></text:p>
        </text:list-item>
        <text:list-item>
          <text:p text:style-name="P4"><text:span text:style-name="T7">A </text:span><text:span text:style-name="T4">call to holy living also means being obedient to God, forsaking our old ignorant lives/desire</text:span><text:span text:style-name="T20">s</text:span><text:span text:style-name="T4">, </text:span><text:span text:style-name="T8">being holy in all we do </text:span><text:span text:style-name="T9">as our Lord God is holy and living in reverence </text:span><text:span text:style-name="T10">for him.</text:span></text:p>
        </text:list-item>
        <text:list-item>
          <text:p text:style-name="P5"><text:span text:style-name="T4">Jesus Christ was sacrificied for us to be able to live in this holy life yet it is still our choice to live that life. </text:span><text:span text:style-name="T11">Let’s choose wisely, </text:span><text:span text:style-name="T12">the rewards will come when the Lord is revealed in the last days. </text:span><text:span text:style-name="T13">Through Jesus we believe in God who raised him from death and we give glory to God the father, </text:span><text:span text:style-name="T14">hence, our faith is fixed on God.</text:span></text:p>
        </text:list-item>
        <text:list-item>
          <text:p text:style-name="P6"><text:span text:style-name="T14">O</text:span><text:span text:style-name="T4">ther requisites for a holy living is love for one another, earnest love for one another with all our heart. </text:span><text:span text:style-name="T15">In the end we’re all going to perish but the word of God will live forever.</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5T06:30:47.007802753</meta:creation-date>
    <dc:date>2022-04-26T10:48:00.958690249</dc:date>
    <meta:editing-duration>PT45M23S</meta:editing-duration>
    <meta:editing-cycles>32</meta:editing-cycles>
    <meta:generator>LibreOffice/6.4.7.2$Linux_X86_64 LibreOffice_project/40$Build-2</meta:generator>
    <meta:document-statistic meta:table-count="0" meta:image-count="0" meta:object-count="0" meta:page-count="1" meta:paragraph-count="7" meta:word-count="583" meta:character-count="3000" meta:non-whitespace-character-count="2429"/>
  </office:meta>
</office:document-meta>
</file>